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5in" fo:margin-right="0in" fo:text-indent="0in" style:auto-text-indent="false" fo:break-before="auto" fo:break-after="auto" style:writing-mode="lr-tb"/>
    </style:style>
    <style:style style:name="P4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5" style:family="paragraph" style:parent-style-name="Standard" style:list-style-name="LS2">
      <style:paragraph-properties fo:margin-top="0in" fo:margin-bottom="0in" fo:break-before="auto" fo:break-after="auto" style:writing-mode="lr-tb"/>
    </style:style>
    <style:style style:name="P6" style:family="paragraph" style:parent-style-name="Heading_20_2" style:master-page-name="Standard">
      <style:paragraph-properties fo:margin-top="0.25in" fo:margin-bottom="0in" style:page-number="auto" fo:break-before="auto" fo:break-after="auto" style:writing-mode="lr-tb"/>
    </style:style>
    <style:style style:name="P7" style:family="paragraph" style:parent-style-name="Heading_20_3">
      <style:paragraph-properties fo:margin-top="0.1945in" fo:margin-bottom="0.0555in" fo:break-before="auto" fo:break-after="auto" style:writing-mode="lr-tb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666666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0">Open Hatch <text:span text:style-name="T1">This</text:span><text:span text:style-name="T1"> </text:span><text:span text:style-name="T1">one</text:span><text:span text:style-name="T1">, </text:span><text:span text:style-name="T1">after</text:span><text:span text:style-name="T1"> </text:span><text:span text:style-name="T1">some</text:span><text:span text:style-name="T1"> </text:span><text:span text:style-name="T1">finalized</text:span><text:span text:style-name="T1"> </text:span><text:span text:style-name="T1">questions</text:span><text:span text:style-name="T1">, </text:span><text:span text:style-name="T1">is</text:span><text:span text:style-name="T1"> </text:span><text:span text:style-name="T1">clear</text:span><text:span text:style-name="T1"> </text:span><text:span text:style-name="T1">to</text:span><text:span text:style-name="T1"> </text:span><text:span text:style-name="T1">go</text:span><text:span text:style-name="T1"> </text:span><text:span text:style-name="T1">out</text:span><text:span text:style-name="T1"> </text:span><text:span text:style-name="T1">today</text:span><text:span text:style-name="T1">. </text:span><text:span text:style-name="T1">Asheesh</text:span><text:span text:style-name="T1"> </text:span><text:span text:style-name="T1">will</text:span><text:span text:style-name="T1"> </text:span><text:span text:style-name="T1">help</text:span><text:span text:style-name="T1"> </text:span><text:span text:style-name="T1">us</text:span><text:span text:style-name="T1"> </text:span><text:span text:style-name="T1">figure</text:span><text:span text:style-name="T1"> </text:span><text:span text:style-name="T1">out</text:span><text:span text:style-name="T1"> </text:span><text:span text:style-name="T1">good</text:span><text:span text:style-name="T1"> </text:span><text:span text:style-name="T1">questions</text:span><text:span text:style-name="T1">, </text:span><text:span text:style-name="T1">and</text:span><text:span text:style-name="T1"> </text:span><text:span text:style-name="T1">people</text:span><text:span text:style-name="T1"> </text:span><text:span text:style-name="T1">to</text:span><text:span text:style-name="T1"> </text:span><text:span text:style-name="T1">ask</text:span><text:span text:style-name="T1">. </text:span><text:span text:style-name="T1">Openhatch</text:span><text:span text:style-name="T1"> </text:span><text:span text:style-name="T1">will</text:span><text:span text:style-name="T1"> </text:span><text:span text:style-name="T1">have</text:span><text:span text:style-name="T1"> </text:span><text:span text:style-name="T1">major</text:span><text:span text:style-name="T1"> </text:span><text:span text:style-name="T1">component</text:span><text:span text:style-name="T1"> </text:span><text:span text:style-name="T1">in</text:span><text:span text:style-name="T1"> </text:span><text:span text:style-name="T1">there</text:span><text:span text:style-name="T1"> </text:span><text:span text:style-name="T1">somewhere</text:span><text:span text:style-name="T1">... </text:span><text:span text:style-name="T1">once</text:span><text:span text:style-name="T1"> </text:span><text:span text:style-name="T1">we</text:span><text:span text:style-name="T1"> </text:span><text:span text:style-name="T1">have</text:span><text:span text:style-name="T1"> </text:span><text:span text:style-name="T1">a</text:span><text:span text:style-name="T1"> </text:span><text:span text:style-name="T1">list</text:span><text:span text:style-name="T1"> </text:span><text:span text:style-name="T1">of</text:span><text:span text:style-name="T1"> </text:span><text:span text:style-name="T1">tasks</text:span><text:span text:style-name="T1">, </text:span><text:span text:style-name="T1">they</text:span><text:span text:style-name="T1"> </text:span><text:span text:style-name="T1">go</text:span><text:span text:style-name="T1"> </text:span><text:span text:style-name="T1">into</text:span><text:span text:style-name="T1"> </text:span><text:span text:style-name="T1">tickets</text:span><text:span text:style-name="T1">, </text:span><text:span text:style-name="T1">on</text:span><text:span text:style-name="T1"> </text:span><text:span text:style-name="T1">the</text:span><text:span text:style-name="T1"> </text:span><text:span text:style-name="T1">FOSSSGM</text:span><text:span text:style-name="T1"> </text:span><text:span text:style-name="T1">OpenHatch</text:span><text:span text:style-name="T1"> </text:span><text:span text:style-name="T1">Page</text:span><text:span text:style-name="T1"> (</text:span><text:span text:style-name="T1">to</text:span><text:span text:style-name="T1"> </text:span><text:span text:style-name="T1">be</text:span><text:span text:style-name="T1"> </text:span><text:span text:style-name="T1">created</text:span><text:span text:style-name="T1">) ((</text:span><text:span text:style-name="T1">to</text:span><text:span text:style-name="T1"> </text:span><text:span text:style-name="T1">be</text:span><text:span text:style-name="T1"> </text:span><text:span text:style-name="T1">added</text:span><text:span text:style-name="T1"> </text:span><text:span text:style-name="T1">to</text:span><text:span text:style-name="T1"> </text:span><text:span text:style-name="T1">our</text:span><text:span text:style-name="T1"> </text:span><text:span text:style-name="T1">foss</text:span><text:span text:style-name="T1">.</text:span><text:span text:style-name="T1">rit</text:span><text:span text:style-name="T1">.</text:span><text:span text:style-name="T1">edu</text:span><text:span text:style-name="T1">/</text:span><text:span text:style-name="T1">projects</text:span><text:span text:style-name="T1"> </text:span><text:span text:style-name="T1">page</text:span><text:span text:style-name="T1">))</text:span></text:h>
      <text:h text:style-name="P7" text:outline-level="10">Introduction</text:h>
      <text:p text:style-name="P1">Hello, my name is Timothy Reynolds. I’m a 2nd year Game Design and Development major working with FOSS@RIT this summer as an undergraduate research fellow.<text:line-break/></text:p>
      <text:p text:style-name="P1">FOSS@RIT is an <text:span text:style-name="T2">applied</text:span> research lab at Rochester Institute of Technology focusing on Free/Open source software and Open web technologies. Our students, staff, and mentors create and contribute to FOSS projects and code bases from the Kernel to the Cloud.</text:p>
      <text:p text:style-name="P1"/>
      <text:p text:style-name="P1">Here’s where you can find our lab, its members, and its work:</text:p>
      <text:p text:style-name="P3">Website: <text:tab/><text:a xlink:type="simple" xlink:href="http://foss.rit.edu/"><text:span text:style-name="T3">http</text:span></text:a><text:a xlink:type="simple" xlink:href="http://foss.rit.edu/"><text:span text:style-name="T3">://</text:span></text:a><text:a xlink:type="simple" xlink:href="http://foss.rit.edu/"><text:span text:style-name="T3">foss</text:span></text:a><text:a xlink:type="simple" xlink:href="http://foss.rit.edu/"><text:span text:style-name="T3">.</text:span></text:a><text:a xlink:type="simple" xlink:href="http://foss.rit.edu/"><text:span text:style-name="T3">rit</text:span></text:a><text:a xlink:type="simple" xlink:href="http://foss.rit.edu/"><text:span text:style-name="T3">.</text:span></text:a><text:a xlink:type="simple" xlink:href="http://foss.rit.edu/"><text:span text:style-name="T3">edu</text:span></text:a></text:p>
      <text:p text:style-name="P3">Github:<text:tab/><text:tab/><text:a xlink:type="simple" xlink:href="http://github.com/fossrit"><text:span text:style-name="T3">http</text:span></text:a><text:a xlink:type="simple" xlink:href="http://github.com/fossrit"><text:span text:style-name="T3">://</text:span></text:a><text:a xlink:type="simple" xlink:href="http://github.com/fossrit"><text:span text:style-name="T3">github</text:span></text:a><text:a xlink:type="simple" xlink:href="http://github.com/fossrit"><text:span text:style-name="T3">.</text:span></text:a><text:a xlink:type="simple" xlink:href="http://github.com/fossrit"><text:span text:style-name="T3">com</text:span></text:a><text:a xlink:type="simple" xlink:href="http://github.com/fossrit"><text:span text:style-name="T3">/</text:span></text:a><text:a xlink:type="simple" xlink:href="http://github.com/fossrit"><text:span text:style-name="T3">fossrit</text:span></text:a></text:p>
      <text:p text:style-name="P3">IRC:<text:tab/><text:tab/>#rit-foss on irc.freenode.net</text:p>
      <text:p text:style-name="P1"/>
      <text:p text:style-name="P1">This year’s Summer Undergraduate Research Fellowship team is researching how social game mechanics can encourage project contributions and activity. Not only code contributions, but art, content, documentation, and/or any other useful efforts.<text:line-break/></text:p>
      <text:p text:style-name="P1">RIT’s Game Design and Development program is ranked 6th in undergraduate and familiar ways that promote social coding.</text:p>
      <text:h text:style-name="P7" text:outline-level="10">Questions</text:h>
      <text:p text:style-name="P1">We are reaching out to a number of groups of people with both Game Design Experience, and FOSS contributions and community development. You can help us by answering the following questions:</text:p>
      <text:h text:style-name="P7" text:outline-level="10">General:</text:h>
      <text:p text:style-name="P2"/>
      <text:list xml:id="list464137783" text:style-name="LS1">
        <text:list-item>
          <text:p text:style-name="P4">How do you feel about universal reputation systems for open source development, such as Coderwall? Do you use Coderwall, and if so, why?</text:p>
        </text:list-item>
        <text:list-item>
          <text:p text:style-name="P4">Do you care about leaderboards in video games, or elsewhere, at all?</text:p>
        </text:list-item>
        <text:list-item>
          <text:p text:style-name="P4">Do you think a leaderboard or badges would benefit your project?</text:p>
        </text:list-item>
        <text:list-item>
          <text:p text:style-name="P4">Do you think a game could help bridge the various open source communities effectively?</text:p>
        </text:list-item>
      </text:list>
      <text:p text:style-name="P1"/>
      <text:p text:style-name="P1"><text:soft-page-break/><text:span text:style-name="T4">About</text:span><text:span text:style-name="T4"> </text:span><text:span text:style-name="T4">OpenHatch</text:span><text:span text:style-name="T4">:</text:span></text:p>
      <text:list xml:id="list2063128105" text:style-name="LS2">
        <text:list-item>
          <text:p text:style-name="P5">Has OpenHatch changed very much from its initial concept? For example, were planned features cut or new ones added in order to meet deadlines or user demands?</text:p>
        </text:list-item>
        <text:list-item>
          <text:p text:style-name="P5">What problems did OpenHatch have in trying to establish a presence in the FOSS community, if any?</text:p>
        </text:list-item>
        <text:list-item>
          <text:p text:style-name="P5">What methods does OpenHatch employ to engage new contributors? Veterans?</text:p>
        </text:list-item>
        <text:list-item>
          <text:p text:style-name="P5">Are there any other organizations that are particularly helpful/interested in developer outreach?</text:p>
        </text:list-item>
        <text:list-item>
          <text:p text:style-name="P5">Which communities have been especially successful because of OpenHatch?</text:p>
        </text:list-item>
        <text:list-item>
          <text:p text:style-name="P5">What does the typical contribution from OpenHatch look like?</text:p>
        </text:list-item>
        <text:list-item>
          <text:p text:style-name="P5">Do you think that game mechanics can help incentivize user contributions? Why?</text:p>
        </text:list-item>
      </text:list>
      <text:p text:style-name="P1"/>
      <text:p text:style-name="P1">Respondents to our email queries can elect to be listed as "Mentors" cited in both our research abstract, and on our project pages. The only duty of a mentor would be answering these and other occasional questions in our IRC channel. We will only list you in the research with your permission.</text:p>
      <text:p text:style-name="P1"/>
      <text:p text:style-name="P1">Thank you for your time,</text:p>
      <text:p text:style-name="P1">Timothy Reynol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/>
    <meta:editing-cycles>1</meta:editing-cycles>
    <meta:document-statistic meta:table-count="0" meta:image-count="0" meta:object-count="0" meta:page-count="2" meta:paragraph-count="28" meta:word-count="457" meta:character-count="1871" meta:non-whitespace-character-count="2435"/>
  </office:meta>
</office:document-meta>
</file>